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4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7"/>April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33498" calcext:value-type="float">
            <text:p><text:s/>533,498 </text:p>
          </table:table-cell>
          <table:table-cell table:style-name="ce30" office:value-type="float" office:value="2765" calcext:value-type="float">
            <text:p><text:s/>2,765 </text:p>
          </table:table-cell>
          <table:table-cell table:style-name="ce30" office:value-type="float" office:value="27411" calcext:value-type="float">
            <text:p><text:s/>27,4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94261" calcext:value-type="float">
            <text:p><text:s/>494,26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75" calcext:value-type="float">
            <text:p><text:s/>975 </text:p>
          </table:table-cell>
          <table:table-cell table:style-name="ce30" office:value-type="float" office:value="8534" calcext:value-type="float">
            <text:p><text:s/>8,53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858" calcext:value-type="float">
            <text:p><text:s/>858 </text:p>
          </table:table-cell>
          <table:table-cell table:style-name="ce30" office:value-type="float" office:value="4219" calcext:value-type="float">
            <text:p><text:s/>4,219 </text:p>
          </table:table-cell>
          <table:table-cell table:style-name="ce30" office:value-type="float" office:value="3292" calcext:value-type="float">
            <text:p><text:s/>3,292 </text:p>
          </table:table-cell>
          <table:table-cell table:style-name="ce30" office:value-type="float" office:value="927" calcext:value-type="float">
            <text:p><text:s/>927 </text:p>
          </table:table-cell>
          <table:table-cell table:style-name="ce30" office:value-type="float" office:value="57" calcext:value-type="float">
            <text:p><text:s/>57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69887" calcext:value-type="float">
            <text:p><text:s/>169,887 </text:p>
          </table:table-cell>
          <table:table-cell table:style-name="ce30" office:value-type="float" office:value="1106" calcext:value-type="float">
            <text:p><text:s/>1,10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2895" calcext:value-type="float">
            <text:p><text:s/>162,8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40" calcext:value-type="float">
            <text:p><text:s/>740 </text:p>
          </table:table-cell>
          <table:table-cell table:style-name="ce30" office:value-type="float" office:value="5283" calcext:value-type="float">
            <text:p><text:s/>5,2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19" calcext:value-type="float">
            <text:p><text:s/>319 </text:p>
          </table:table-cell>
          <table:table-cell table:style-name="ce30" office:value-type="float" office:value="1756" calcext:value-type="float">
            <text:p><text:s/>1,756 </text:p>
          </table:table-cell>
          <table:table-cell table:style-name="ce30" office:value-type="float" office:value="1709" calcext:value-type="float">
            <text:p><text:s/>1,709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79" calcext:value-type="float">
            <text:p><text:s/>81,479 </text:p>
          </table:table-cell>
          <table:table-cell table:style-name="ce30" office:value-type="float" office:value="398" calcext:value-type="float">
            <text:p><text:s/>398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031" calcext:value-type="float">
            <text:p><text:s/>74,0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6" calcext:value-type="float">
            <text:p><text:s/>106 </text:p>
          </table:table-cell>
          <table:table-cell table:style-name="ce30" office:value-type="float" office:value="550" calcext:value-type="float">
            <text:p><text:s/>55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3" calcext:value-type="float">
            <text:p><text:s/>113 </text:p>
          </table:table-cell>
          <table:table-cell table:style-name="ce30" office:value-type="float" office:value="497" calcext:value-type="float">
            <text:p><text:s/>497 </text:p>
          </table:table-cell>
          <table:table-cell table:style-name="ce30" office:value-type="float" office:value="318" calcext:value-type="float">
            <text:p><text:s/>318 </text:p>
          </table:table-cell>
          <table:table-cell table:style-name="ce30" office:value-type="float" office:value="179" calcext:value-type="float">
            <text:p><text:s/>179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3652" calcext:value-type="float">
            <text:p><text:s/>43,652 </text:p>
          </table:table-cell>
          <table:table-cell table:style-name="ce30" office:value-type="float" office:value="172" calcext:value-type="float">
            <text:p><text:s/>172 </text:p>
          </table:table-cell>
          <table:table-cell table:style-name="ce30" office:value-type="float" office:value="6361" calcext:value-type="float">
            <text:p><text:s/>6,36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788" calcext:value-type="float">
            <text:p><text:s/>36,7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8" calcext:value-type="float">
            <text:p><text:s/>58 </text:p>
          </table:table-cell>
          <table:table-cell table:style-name="ce30" office:value-type="float" office:value="320" calcext:value-type="float">
            <text:p><text:s/>3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275" calcext:value-type="float">
            <text:p><text:s/>275 </text:p>
          </table:table-cell>
          <table:table-cell table:style-name="ce30" office:value-type="float" office:value="183" calcext:value-type="float">
            <text:p><text:s/>183 </text:p>
          </table:table-cell>
          <table:table-cell table:style-name="ce30" office:value-type="float" office:value="92" calcext:value-type="float">
            <text:p><text:s/>9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721" calcext:value-type="float">
            <text:p><text:s/>19,721 </text:p>
          </table:table-cell>
          <table:table-cell table:style-name="ce30" office:value-type="float" office:value="46" calcext:value-type="float">
            <text:p><text:s/>46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57" calcext:value-type="float">
            <text:p><text:s/>15,85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175" calcext:value-type="float">
            <text:p><text:s/>1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101" calcext:value-type="float">
            <text:p><text:s/>101 </text:p>
          </table:table-cell>
          <table:table-cell table:style-name="ce30" office:value-type="float" office:value="80" calcext:value-type="float">
            <text:p><text:s/>80 </text:p>
          </table:table-cell>
          <table:table-cell table:style-name="ce30" office:value-type="float" office:value="21" calcext:value-type="float">
            <text:p><text:s/>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09621" calcext:value-type="float">
            <text:p><text:s/>109,621 </text:p>
          </table:table-cell>
          <table:table-cell table:style-name="ce30" office:value-type="float" office:value="764" calcext:value-type="float">
            <text:p><text:s/>764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895" calcext:value-type="float">
            <text:p><text:s/>107,8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1039" calcext:value-type="float">
            <text:p><text:s/>1,03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34" calcext:value-type="float">
            <text:p><text:s/>234 </text:p>
          </table:table-cell>
          <table:table-cell table:style-name="ce30" office:value-type="float" office:value="1027" calcext:value-type="float">
            <text:p><text:s/>1,027 </text:p>
          </table:table-cell>
          <table:table-cell table:style-name="ce30" office:value-type="float" office:value="518" calcext:value-type="float">
            <text:p><text:s/>518 </text:p>
          </table:table-cell>
          <table:table-cell table:style-name="ce30" office:value-type="float" office:value="509" calcext:value-type="float">
            <text:p><text:s/>50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6657" calcext:value-type="float">
            <text:p><text:s/>106,657 </text:p>
          </table:table-cell>
          <table:table-cell table:style-name="ce30" office:value-type="float" office:value="279" calcext:value-type="float">
            <text:p><text:s/>279 </text:p>
          </table:table-cell>
          <table:table-cell table:style-name="ce30" office:value-type="float" office:value="10211" calcext:value-type="float">
            <text:p><text:s/>10,2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94857" calcext:value-type="float">
            <text:p><text:s/>94,85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1114" calcext:value-type="float">
            <text:p><text:s/>1,11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56" calcext:value-type="float">
            <text:p><text:s/>156 </text:p>
          </table:table-cell>
          <table:table-cell table:style-name="ce30" office:value-type="float" office:value="554" calcext:value-type="float">
            <text:p><text:s/>554 </text:p>
          </table:table-cell>
          <table:table-cell table:style-name="ce30" office:value-type="float" office:value="475" calcext:value-type="float">
            <text:p><text:s/>475 </text:p>
          </table:table-cell>
          <table:table-cell table:style-name="ce30" office:value-type="float" office:value="79" calcext:value-type="float">
            <text:p><text:s/>79 </text:p>
          </table:table-cell>
          <table:table-cell table:style-name="ce30" office:value-type="float" office:value="21" calcext:value-type="float">
            <text:p><text:s/>21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527" calcext:value-type="float">
            <text:p><text:s/>2,527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2" calcext:value-type="float">
            <text:p><text:s/>8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1698" calcext:value-type="float">
            <text:p><text:s/>31,698 </text:p>
          </table:table-cell>
          <table:table-cell table:style-name="ce31" office:value-type="float" office:value="132" calcext:value-type="float">
            <text:p><text:s/>132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48" calcext:value-type="float">
            <text:p><text:s/>30,1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544" calcext:value-type="float">
            <text:p><text:s/>54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0" calcext:value-type="float">
            <text:p><text:s/>120 </text:p>
          </table:table-cell>
          <table:table-cell table:style-name="ce31" office:value-type="float" office:value="276" calcext:value-type="float">
            <text:p><text:s/>276 </text:p>
          </table:table-cell>
          <table:table-cell table:style-name="ce31" office:value-type="float" office:value="272" calcext:value-type="float">
            <text:p><text:s/>27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303" calcext:value-type="float">
            <text:p><text:s/>4,303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5" calcext:value-type="float">
            <text:p><text:s/>3,0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" calcext:value-type="float">
            <text:p><text:s/>7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28" calcext:value-type="float">
            <text:p><text:s/>2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17" calcext:value-type="float">
            <text:p><text:s/>1,517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56" calcext:value-type="float">
            <text:p><text:s/>1,45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3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53" calcext:value-type="float">
            <text:p><text:s/>5,053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31" calcext:value-type="float">
            <text:p><text:s/>4,7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59" calcext:value-type="float">
            <text:p><text:s/>5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62" calcext:value-type="float">
            <text:p><text:s/>1,76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71" calcext:value-type="float">
            <text:p><text:s/>2,07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43" calcext:value-type="float">
            <text:p><text:s/>1,7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219" calcext:value-type="float">
            <text:p><text:s/>2,21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85" calcext:value-type="float">
            <text:p><text:s/>12,985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7" calcext:value-type="float">
            <text:p><text:s/>12,10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41" calcext:value-type="float">
            <text:p><text:s/>441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3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82" calcext:value-type="float">
            <text:p><text:s/>2,582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30" calcext:value-type="float">
            <text:p><text:s/>3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45" calcext:value-type="float">
            <text:p><text:s/>17,045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82" calcext:value-type="float">
            <text:p><text:s/>16,0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634" calcext:value-type="float">
            <text:p><text:s/>6,634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393" calcext:value-type="float">
            <text:p><text:s/>3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6008" calcext:value-type="float">
            <text:p><text:s/>6,0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60" calcext:value-type="float">
            <text:p><text:s/>1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73" calcext:value-type="float">
            <text:p><text:s/>73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90" calcext:value-type="float">
            <text:p><text:s/>15,790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81" calcext:value-type="float">
            <text:p><text:s/>2,48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3" calcext:value-type="float">
            <text:p><text:s/>5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9" calcext:value-type="float">
            <text:p><text:s/>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72" calcext:value-type="float">
            <text:p><text:s/>1,97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09" calcext:value-type="float">
            <text:p><text:s/>50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6-16T10:07:26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